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3015873015873" calcext:value-type="float">
            <text:p>0.730158730158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9487951807228916]</text:p>
          </table:table-cell>
          <table:table-cell office:value-type="string" calcext:value-type="string">
            <text:p>[20]</text:p>
          </table:table-cell>
          <table:table-cell office:value-type="float" office:value="0.610163154465246" calcext:value-type="float">
            <text:p>0.610163154465246</text:p>
          </table:table-cell>
          <table:table-cell office:value-type="float" office:value="0.465503828979006" calcext:value-type="float">
            <text:p>0.465503828979006</text:p>
          </table:table-cell>
          <table:table-cell office:value-type="float" office:value="0.648148148148148" calcext:value-type="float">
            <text:p>0.648148148148148</text:p>
          </table:table-cell>
          <table:table-cell office:value-type="float" office:value="0.701132093885717" calcext:value-type="float">
            <text:p>0.701132093885717</text:p>
          </table:table-cell>
          <table:table-cell office:value-type="float" office:value="0.725925925925926" calcext:value-type="float">
            <text:p>0.725925925925926</text:p>
          </table:table-cell>
          <table:table-cell office:value-type="float" office:value="0.720853220853221" calcext:value-type="float">
            <text:p>0.720853220853221</text:p>
          </table:table-cell>
          <table:table-cell office:value-type="float" office:value="0.73015873015873" calcext:value-type="float">
            <text:p>0.73015873015873</text:p>
          </table:table-cell>
          <table:table-cell office:value-type="float" office:value="0.55316347414304" calcext:value-type="float">
            <text:p>0.55316347414304</text:p>
          </table:table-cell>
          <table:table-cell office:value-type="float" office:value="0.655172413793103" calcext:value-type="float">
            <text:p>0.655172413793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44444444444444" calcext:value-type="float">
            <text:p>0.7444444444444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9317507418397626]</text:p>
          </table:table-cell>
          <table:table-cell office:value-type="string" calcext:value-type="string">
            <text:p>[21]</text:p>
          </table:table-cell>
          <table:table-cell office:value-type="float" office:value="0.653182139279186" calcext:value-type="float">
            <text:p>0.653182139279186</text:p>
          </table:table-cell>
          <table:table-cell office:value-type="float" office:value="0.6050668118672" calcext:value-type="float">
            <text:p>0.6050668118672</text:p>
          </table:table-cell>
          <table:table-cell office:value-type="float" office:value="0.656934306569343" calcext:value-type="float">
            <text:p>0.656934306569343</text:p>
          </table:table-cell>
          <table:table-cell office:value-type="float" office:value="0.714834020560256" calcext:value-type="float">
            <text:p>0.714834020560256</text:p>
          </table:table-cell>
          <table:table-cell office:value-type="float" office:value="0.729281767955801" calcext:value-type="float">
            <text:p>0.729281767955801</text:p>
          </table:table-cell>
          <table:table-cell office:value-type="float" office:value="0.691168091168091" calcext:value-type="float">
            <text:p>0.691168091168091</text:p>
          </table:table-cell>
          <table:table-cell office:value-type="float" office:value="0.744444444444444" calcext:value-type="float">
            <text:p>0.744444444444444</text:p>
          </table:table-cell>
          <table:table-cell office:value-type="float" office:value="0.601659633521199" calcext:value-type="float">
            <text:p>0.601659633521199</text:p>
          </table:table-cell>
          <table:table-cell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80748663101604" calcext:value-type="float">
            <text:p>0.7807486631016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9379727685325264]</text:p>
          </table:table-cell>
          <table:table-cell office:value-type="string" calcext:value-type="string">
            <text:p>[18]</text:p>
          </table:table-cell>
          <table:table-cell office:value-type="float" office:value="0.65314826105908" calcext:value-type="float">
            <text:p>0.65314826105908</text:p>
          </table:table-cell>
          <table:table-cell office:value-type="float" office:value="0.505197783505602" calcext:value-type="float">
            <text:p>0.505197783505602</text:p>
          </table:table-cell>
          <table:table-cell office:value-type="float" office:value="0.621468926553672" calcext:value-type="float">
            <text:p>0.621468926553672</text:p>
          </table:table-cell>
          <table:table-cell table:number-columns-repeated="2" office:value-type="float" office:value="0.744186046511628" calcext:value-type="float">
            <text:p>0.744186046511628</text:p>
          </table:table-cell>
          <table:table-cell office:value-type="float" office:value="0.763943855053983" calcext:value-type="float">
            <text:p>0.763943855053983</text:p>
          </table:table-cell>
          <table:table-cell office:value-type="float" office:value="0.780748663101604" calcext:value-type="float">
            <text:p>0.780748663101604</text:p>
          </table:table-cell>
          <table:table-cell office:value-type="float" office:value="0.599265359165109" calcext:value-type="float">
            <text:p>0.599265359165109</text:p>
          </table:table-cell>
          <table:table-cell office:value-type="float" office:value="0.637037037037037" calcext:value-type="float">
            <text:p>0.6370370370370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92134831460674" calcext:value-type="float">
            <text:p>0.7921348314606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918128654970761]</text:p>
          </table:table-cell>
          <table:table-cell office:value-type="string" calcext:value-type="string">
            <text:p>[20]</text:p>
          </table:table-cell>
          <table:table-cell office:value-type="float" office:value="0.606786802312881" calcext:value-type="float">
            <text:p>0.606786802312881</text:p>
          </table:table-cell>
          <table:table-cell office:value-type="float" office:value="0.431877554857649" calcext:value-type="float">
            <text:p>0.431877554857649</text:p>
          </table:table-cell>
          <table:table-cell office:value-type="float" office:value="0.495652173913043" calcext:value-type="float">
            <text:p>0.495652173913043</text:p>
          </table:table-cell>
          <table:table-cell office:value-type="float" office:value="0.765065698499516" calcext:value-type="float">
            <text:p>0.765065698499516</text:p>
          </table:table-cell>
          <table:table-cell office:value-type="float" office:value="0.792134831460674" calcext:value-type="float">
            <text:p>0.792134831460674</text:p>
          </table:table-cell>
          <table:table-cell office:value-type="float" office:value="0.745215397228406" calcext:value-type="float">
            <text:p>0.745215397228406</text:p>
          </table:table-cell>
          <table:table-cell office:value-type="float" office:value="0.78167115902965" calcext:value-type="float">
            <text:p>0.78167115902965</text:p>
          </table:table-cell>
          <table:table-cell office:value-type="float" office:value="0.484988558665954" calcext:value-type="float">
            <text:p>0.484988558665954</text:p>
          </table:table-cell>
          <table:table-cell office:value-type="float" office:value="0.501960784313726" calcext:value-type="float">
            <text:p>0.501960784313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15850815850816" calcext:value-type="float">
            <text:p>0.8158508158508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841642228739003]</text:p>
          </table:table-cell>
          <table:table-cell office:value-type="string" calcext:value-type="string">
            <text:p>[9]</text:p>
          </table:table-cell>
          <table:table-cell office:value-type="float" office:value="0.627024206737984" calcext:value-type="float">
            <text:p>0.627024206737984</text:p>
          </table:table-cell>
          <table:table-cell office:value-type="float" office:value="0.454176322526051" calcext:value-type="float">
            <text:p>0.454176322526051</text:p>
          </table:table-cell>
          <table:table-cell office:value-type="float" office:value="0.464944649446495" calcext:value-type="float">
            <text:p>0.464944649446495</text:p>
          </table:table-cell>
          <table:table-cell office:value-type="float" office:value="0.798838523744384" calcext:value-type="float">
            <text:p>0.798838523744384</text:p>
          </table:table-cell>
          <table:table-cell office:value-type="float" office:value="0.804545454545455" calcext:value-type="float">
            <text:p>0.804545454545455</text:p>
          </table:table-cell>
          <table:table-cell office:value-type="float" office:value="0.796213382778049" calcext:value-type="float">
            <text:p>0.796213382778049</text:p>
          </table:table-cell>
          <table:table-cell office:value-type="float" office:value="0.815850815850816" calcext:value-type="float">
            <text:p>0.815850815850816</text:p>
          </table:table-cell>
          <table:table-cell office:value-type="float" office:value="0.458868597903451" calcext:value-type="float">
            <text:p>0.458868597903451</text:p>
          </table:table-cell>
          <table:table-cell office:value-type="float" office:value="0.462809917355372" calcext:value-type="float">
            <text:p>0.462809917355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953216374269006]</text:p>
          </table:table-cell>
          <table:table-cell office:value-type="string" calcext:value-type="string">
            <text:p>[15]</text:p>
          </table:table-cell>
          <table:table-cell office:value-type="float" office:value="0.381483449644364" calcext:value-type="float">
            <text:p>0.381483449644364</text:p>
          </table:table-cell>
          <table:table-cell office:value-type="float" office:value="0.157435897435897" calcext:value-type="float">
            <text:p>0.157435897435897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592494120053175" calcext:value-type="float">
            <text:p>0.592494120053175</text:p>
          </table:table-cell>
          <table:table-cell office:value-type="float" office:value="0.597402597402597" calcext:value-type="float">
            <text:p>0.597402597402597</text:p>
          </table:table-cell>
          <table:table-cell office:value-type="float" office:value="0.631084890455205" calcext:value-type="float">
            <text:p>0.631084890455205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144918890633176" calcext:value-type="float">
            <text:p>0.144918890633176</text:p>
          </table:table-cell>
          <table:table-cell office:value-type="float" office:value="0.192307692307692" calcext:value-type="float">
            <text:p>0.1923076923076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29131652661064" calcext:value-type="float">
            <text:p>0.8291316526610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910948905109489]</text:p>
          </table:table-cell>
          <table:table-cell office:value-type="string" calcext:value-type="string">
            <text:p>[20]</text:p>
          </table:table-cell>
          <table:table-cell office:value-type="float" office:value="0.644902738763389" calcext:value-type="float">
            <text:p>0.644902738763389</text:p>
          </table:table-cell>
          <table:table-cell office:value-type="float" office:value="0.474089249168338" calcext:value-type="float">
            <text:p>0.474089249168338</text:p>
          </table:table-cell>
          <table:table-cell office:value-type="float" office:value="0.606299212598425" calcext:value-type="float">
            <text:p>0.606299212598425</text:p>
          </table:table-cell>
          <table:table-cell office:value-type="float" office:value="0.796565307439744" calcext:value-type="float">
            <text:p>0.796565307439744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794713227409156" calcext:value-type="float">
            <text:p>0.794713227409156</text:p>
          </table:table-cell>
          <table:table-cell office:value-type="float" office:value="0.829131652661064" calcext:value-type="float">
            <text:p>0.829131652661064</text:p>
          </table:table-cell>
          <table:table-cell office:value-type="float" office:value="0.514243171036317" calcext:value-type="float">
            <text:p>0.514243171036317</text:p>
          </table:table-cell>
          <table:table-cell office:value-type="float" office:value="0.587301587301587" calcext:value-type="float">
            <text:p>0.5873015873015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909774436090225]</text:p>
          </table:table-cell>
          <table:table-cell office:value-type="string" calcext:value-type="string">
            <text:p>[9]</text:p>
          </table:table-cell>
          <table:table-cell office:value-type="float" office:value="0.64987701576842" calcext:value-type="float">
            <text:p>0.64987701576842</text:p>
          </table:table-cell>
          <table:table-cell office:value-type="float" office:value="0.573825145327254" calcext:value-type="float">
            <text:p>0.573825145327254</text:p>
          </table:table-cell>
          <table:table-cell office:value-type="float" office:value="0.619718309859155" calcext:value-type="float">
            <text:p>0.619718309859155</text:p>
          </table:table-cell>
          <table:table-cell office:value-type="float" office:value="0.811355828578083" calcext:value-type="float">
            <text:p>0.811355828578083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681552718721782" calcext:value-type="float">
            <text:p>0.68155271872178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2774370446561" calcext:value-type="float">
            <text:p>0.532774370446561</text:p>
          </table:table-cell>
          <table:table-cell office:value-type="float" office:value="0.591133004926108" calcext:value-type="float">
            <text:p>0.591133004926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32432432432432" calcext:value-type="float">
            <text:p>0.8324324324324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9085545722713864]</text:p>
          </table:table-cell>
          <table:table-cell office:value-type="string" calcext:value-type="string">
            <text:p>[20]</text:p>
          </table:table-cell>
          <table:table-cell office:value-type="float" office:value="0.638264263622126" calcext:value-type="float">
            <text:p>0.638264263622126</text:p>
          </table:table-cell>
          <table:table-cell office:value-type="float" office:value="0.483194335274872" calcext:value-type="float">
            <text:p>0.483194335274872</text:p>
          </table:table-cell>
          <table:table-cell office:value-type="float" office:value="0.590604026845638" calcext:value-type="float">
            <text:p>0.590604026845638</text:p>
          </table:table-cell>
          <table:table-cell office:value-type="float" office:value="0.793327766365609" calcext:value-type="float">
            <text:p>0.793327766365609</text:p>
          </table:table-cell>
          <table:table-cell office:value-type="float" office:value="0.807881773399015" calcext:value-type="float">
            <text:p>0.807881773399015</text:p>
          </table:table-cell>
          <table:table-cell office:value-type="float" office:value="0.810540299012149" calcext:value-type="float">
            <text:p>0.810540299012149</text:p>
          </table:table-cell>
          <table:table-cell office:value-type="float" office:value="0.832432432432432" calcext:value-type="float">
            <text:p>0.832432432432432</text:p>
          </table:table-cell>
          <table:table-cell office:value-type="float" office:value="0.465994653835873" calcext:value-type="float">
            <text:p>0.465994653835873</text:p>
          </table:table-cell>
          <table:table-cell office:value-type="float" office:value="0.491379310344828" calcext:value-type="float">
            <text:p>0.491379310344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25910931174089" calcext:value-type="float">
            <text:p>0.8259109311740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42690058479532]</text:p>
          </table:table-cell>
          <table:table-cell office:value-type="string" calcext:value-type="string">
            <text:p>[3]</text:p>
          </table:table-cell>
          <table:table-cell office:value-type="float" office:value="0.654558464541661" calcext:value-type="float">
            <text:p>0.654558464541661</text:p>
          </table:table-cell>
          <table:table-cell office:value-type="float" office:value="0.486669048686975" calcext:value-type="float">
            <text:p>0.486669048686975</text:p>
          </table:table-cell>
          <table:table-cell office:value-type="float" office:value="0.488228004956629" calcext:value-type="float">
            <text:p>0.488228004956629</text:p>
          </table:table-cell>
          <table:table-cell table:number-columns-repeated="2" office:value-type="float" office:value="0.825910931174089" calcext:value-type="float">
            <text:p>0.825910931174089</text:p>
          </table:table-cell>
          <table:table-cell office:value-type="float" office:value="0.804456251494263" calcext:value-type="float">
            <text:p>0.804456251494263</text:p>
          </table:table-cell>
          <table:table-cell office:value-type="float" office:value="0.825910931174089" calcext:value-type="float">
            <text:p>0.825910931174089</text:p>
          </table:table-cell>
          <table:table-cell office:value-type="float" office:value="0.501197626811318" calcext:value-type="float">
            <text:p>0.501197626811318</text:p>
          </table:table-cell>
          <table:table-cell office:value-type="float" office:value="0.511182108626198" calcext:value-type="float">
            <text:p>0.5111821086261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54415274463007]</text:p>
          </table:table-cell>
          <table:table-cell office:value-type="string" calcext:value-type="string">
            <text:p>[5]</text:p>
          </table:table-cell>
          <table:table-cell office:value-type="float" office:value="0.73124957223038" calcext:value-type="float">
            <text:p>0.73124957223038</text:p>
          </table:table-cell>
          <table:table-cell office:value-type="float" office:value="0.592368929829182" calcext:value-type="float">
            <text:p>0.592368929829182</text:p>
          </table:table-cell>
          <table:table-cell office:value-type="float" office:value="0.592727272727273" calcext:value-type="float">
            <text:p>0.592727272727273</text:p>
          </table:table-cell>
          <table:table-cell office:value-type="float" office:value="0.868545909403582" calcext:value-type="float">
            <text:p>0.868545909403582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867776505858591" calcext:value-type="float">
            <text:p>0.86777650585859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96306943830164" calcext:value-type="float">
            <text:p>0.596306943830164</text:p>
          </table:table-cell>
          <table:table-cell office:value-type="float" office:value="0.597744360902256" calcext:value-type="float">
            <text:p>0.597744360902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35" calcext:value-type="float">
            <text:p>0.8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49044585987261]</text:p>
          </table:table-cell>
          <table:table-cell office:value-type="string" calcext:value-type="string">
            <text:p>[6]</text:p>
          </table:table-cell>
          <table:table-cell office:value-type="float" office:value="0.655827101671654" calcext:value-type="float">
            <text:p>0.655827101671654</text:p>
          </table:table-cell>
          <table:table-cell office:value-type="float" office:value="0.482456120070131" calcext:value-type="float">
            <text:p>0.482456120070131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0.821713584506279" calcext:value-type="float">
            <text:p>0.821713584506279</text:p>
          </table:table-cell>
          <table:table-cell office:value-type="float" office:value="0.835" calcext:value-type="float">
            <text:p>0.835</text:p>
          </table:table-cell>
          <table:table-cell office:value-type="float" office:value="0.484138702110207" calcext:value-type="float">
            <text:p>0.484138702110207</text:p>
          </table:table-cell>
          <table:table-cell office:value-type="float" office:value="0.518518518518518" calcext:value-type="float">
            <text:p>0.5185185185185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945827232796486]</text:p>
          </table:table-cell>
          <table:table-cell office:value-type="string" calcext:value-type="string">
            <text:p>[25]</text:p>
          </table:table-cell>
          <table:table-cell office:value-type="float" office:value="0.629663782839151" calcext:value-type="float">
            <text:p>0.629663782839151</text:p>
          </table:table-cell>
          <table:table-cell office:value-type="float" office:value="0.453346942408071" calcext:value-type="float">
            <text:p>0.453346942408071</text:p>
          </table:table-cell>
          <table:table-cell office:value-type="float" office:value="0.528735632183908" calcext:value-type="float">
            <text:p>0.528735632183908</text:p>
          </table:table-cell>
          <table:table-cell office:value-type="float" office:value="0.799380689244541" calcext:value-type="float">
            <text:p>0.799380689244541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0.766171053593341" calcext:value-type="float">
            <text:p>0.766171053593341</text:p>
          </table:table-cell>
          <table:table-cell office:value-type="float" office:value="0.794936708860759" calcext:value-type="float">
            <text:p>0.794936708860759</text:p>
          </table:table-cell>
          <table:table-cell office:value-type="float" office:value="0.499756446110653" calcext:value-type="float">
            <text:p>0.499756446110653</text:p>
          </table:table-cell>
          <table:table-cell office:value-type="float" office:value="0.559055118110236" calcext:value-type="float">
            <text:p>0.5590551181102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32116788321168" calcext:value-type="float">
            <text:p>0.8321167883211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988269794721407]</text:p>
          </table:table-cell>
          <table:table-cell office:value-type="string" calcext:value-type="string">
            <text:p>[26]</text:p>
          </table:table-cell>
          <table:table-cell office:value-type="float" office:value="0.638797087584609" calcext:value-type="float">
            <text:p>0.638797087584609</text:p>
          </table:table-cell>
          <table:table-cell office:value-type="float" office:value="0.461358868754177" calcext:value-type="float">
            <text:p>0.461358868754177</text:p>
          </table:table-cell>
          <table:table-cell office:value-type="float" office:value="0.463291139240506" calcext:value-type="float">
            <text:p>0.463291139240506</text:p>
          </table:table-cell>
          <table:table-cell office:value-type="float" office:value="0.817113175400039" calcext:value-type="float">
            <text:p>0.817113175400039</text:p>
          </table:table-cell>
          <table:table-cell office:value-type="float" office:value="0.827740492170022" calcext:value-type="float">
            <text:p>0.827740492170022</text:p>
          </table:table-cell>
          <table:table-cell office:value-type="float" office:value="0.813258148659608" calcext:value-type="float">
            <text:p>0.813258148659608</text:p>
          </table:table-cell>
          <table:table-cell office:value-type="float" office:value="0.832116788321168" calcext:value-type="float">
            <text:p>0.832116788321168</text:p>
          </table:table-cell>
          <table:table-cell office:value-type="float" office:value="0.463458157524613" calcext:value-type="float">
            <text:p>0.463458157524613</text:p>
          </table:table-cell>
          <table:table-cell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97752808988764" calcext:value-type="float">
            <text:p>0.7977528089887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8945827232796486]</text:p>
          </table:table-cell>
          <table:table-cell office:value-type="string" calcext:value-type="string">
            <text:p>[24]</text:p>
          </table:table-cell>
          <table:table-cell office:value-type="float" office:value="0.625500772063592" calcext:value-type="float">
            <text:p>0.625500772063592</text:p>
          </table:table-cell>
          <table:table-cell office:value-type="float" office:value="0.465552540962377" calcext:value-type="float">
            <text:p>0.465552540962377</text:p>
          </table:table-cell>
          <table:table-cell office:value-type="float" office:value="0.516393442622951" calcext:value-type="float">
            <text:p>0.516393442622951</text:p>
          </table:table-cell>
          <table:table-cell office:value-type="float" office:value="0.773122063689855" calcext:value-type="float">
            <text:p>0.773122063689855</text:p>
          </table:table-cell>
          <table:table-cell office:value-type="float" office:value="0.779569892473118" calcext:value-type="float">
            <text:p>0.779569892473118</text:p>
          </table:table-cell>
          <table:table-cell office:value-type="float" office:value="0.79027550854137" calcext:value-type="float">
            <text:p>0.79027550854137</text:p>
          </table:table-cell>
          <table:table-cell office:value-type="float" office:value="0.797752808988764" calcext:value-type="float">
            <text:p>0.797752808988764</text:p>
          </table:table-cell>
          <table:table-cell office:value-type="float" office:value="0.473052975060766" calcext:value-type="float">
            <text:p>0.473052975060766</text:p>
          </table:table-cell>
          <table:table-cell office:value-type="float" office:value="0.536170212765957" calcext:value-type="float">
            <text:p>0.53617021276595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formula="of:=AVERAGE([.I2:.I16])" office:value-type="float" office:value="0.626695254172248" calcext:value-type="float">
            <text:p>0.626695254172248</text:p>
          </table:table-cell>
          <table:table-cell table:formula="of:=AVERAGE([.J2:.J16])" office:value-type="float" office:value="0.472807958643519" calcext:value-type="float">
            <text:p>0.472807958643519</text:p>
          </table:table-cell>
          <table:table-cell table:formula="of:=AVERAGE([.K2:.K16])" office:value-type="float" office:value="0.533696862531525" calcext:value-type="float">
            <text:p>0.533696862531525</text:p>
          </table:table-cell>
          <table:table-cell table:formula="of:=AVERAGE([.L2:.L16])" office:value-type="float" office:value="0.775791478303348" calcext:value-type="float">
            <text:p>0.775791478303348</text:p>
          </table:table-cell>
          <table:table-cell table:formula="of:=AVERAGE([.M2:.M16])" office:value-type="float" office:value="0.784152288296616" calcext:value-type="float">
            <text:p>0.784152288296616</text:p>
          </table:table-cell>
          <table:table-cell table:formula="of:=AVERAGE([.N2:.N16])" office:value-type="float" office:value="0.766595742355566" calcext:value-type="float">
            <text:p>0.766595742355566</text:p>
          </table:table-cell>
          <table:table-cell table:formula="of:=AVERAGE([.O2:.O16])" office:value-type="float" office:value="0.795811298239928" calcext:value-type="float">
            <text:p>0.795811298239928</text:p>
          </table:table-cell>
          <table:table-cell table:formula="of:=AVERAGE([.P2:.P16])" office:value-type="float" office:value="0.49158583738656" calcext:value-type="float">
            <text:p>0.49158583738656</text:p>
          </table:table-cell>
          <table:table-cell table:formula="of:=AVERAGE([.Q2:.Q16])" office:value-type="float" office:value="0.530158170433247" calcext:value-type="float">
            <text:p>0.530158170433247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97019831011562" calcext:value-type="float">
            <text:p>0.79701983101156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7])" office:value-type="float" office:value="0.652173913043478" calcext:value-type="float">
            <text:p>0.65217391304347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72340425531915" calcext:value-type="float">
            <text:p>0.8723404255319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538550751856914" calcext:value-type="float">
            <text:p>0.053855075185692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Initial G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9T10:25:15.916928080</dc:date>
    <meta:editing-duration>PT1M53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